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121ce8" officeooo:paragraph-rsid="00121ce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17055815" text:style-name="L1">
        <text:list-item>
          <text:p text:style-name="P1">Potentially add a general model class for each offer, then extend it by adding site-specific datamodels to reflect each output dict.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20T19:39:09.243430164</meta:creation-date>
    <meta:generator>LibreOffice/7.0.2.2$Linux_X86_64 LibreOffice_project/00$Build-2</meta:generator>
    <dc:date>2020-12-20T19:41:04.297011270</dc:date>
    <meta:editing-duration>PT1M55S</meta:editing-duration>
    <meta:editing-cycles>1</meta:editing-cycles>
    <meta:document-statistic meta:table-count="0" meta:image-count="0" meta:object-count="0" meta:page-count="1" meta:paragraph-count="1" meta:word-count="22" meta:character-count="133" meta:non-whitespace-character-count="113"/>
  </office:meta>
</office:document-meta>
</file>